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ookie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1">因為網頁無法自己追蹤使用者的行為，所以會把</text:span>一些使用資料存取本機端電腦上，方便使用，但這些資料也有可能會被有心人使用，會有安全性的問題，例如身份字號或是信用卡卡號，就不會是用cookie 存取。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3:07:41.354281248</meta:creation-date>
    <meta:generator>LibreOffice/6.4.7.2$Linux_X86_64 LibreOffice_project/40$Build-2</meta:generator>
    <dc:date>2021-07-02T13:17:45.342279528</dc:date>
    <meta:editing-duration>PT10M7S</meta:editing-duration>
    <meta:editing-cycles>1</meta:editing-cycles>
    <meta:document-statistic meta:object-count="25"/>
  </office:meta>
</office:document-meta>
</file>